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af38" officeooo:paragraph-rsid="0008af3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af38" officeooo:paragraph-rsid="0008af3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09587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0e491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0ed8d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0f19e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1249f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13886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15d26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17d19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19371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ed8df" officeooo:paragraph-rsid="0009587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ed8df" officeooo:paragraph-rsid="000f19e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3bb2f" officeooo:paragraph-rsid="00138869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text-shadow="1pt 1pt" style:text-underline-style="solid" style:text-underline-width="auto" style:text-underline-color="font-color" fo:font-weight="bold" officeooo:rsid="0008af38" officeooo:paragraph-rsid="0008af38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a75d7" officeooo:paragraph-rsid="000a75d7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a75d7" officeooo:paragraph-rsid="00282bd1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5872" officeooo:paragraph-rsid="00193710" style:font-weight-asian="normal" style:font-weight-complex="normal"/>
    </style:style>
    <style:style style:name="T1" style:family="text">
      <style:text-properties officeooo:rsid="000bd2a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e0d8"/>
    </style:style>
    <style:style style:name="T4" style:family="text">
      <style:text-properties style:text-underline-style="none" officeooo:rsid="000e31ca"/>
    </style:style>
    <style:style style:name="T5" style:family="text">
      <style:text-properties style:text-underline-style="none" officeooo:rsid="000e4919"/>
    </style:style>
    <style:style style:name="T6" style:family="text">
      <style:text-properties style:text-underline-style="none" officeooo:rsid="000ed8df"/>
    </style:style>
    <style:style style:name="T7" style:family="text">
      <style:text-properties style:text-underline-style="none" officeooo:rsid="000f19e7"/>
    </style:style>
    <style:style style:name="T8" style:family="text">
      <style:text-properties style:text-underline-style="none" officeooo:rsid="001043ec"/>
    </style:style>
    <style:style style:name="T9" style:family="text">
      <style:text-properties style:text-underline-style="none" officeooo:rsid="001249f6"/>
    </style:style>
    <style:style style:name="T10" style:family="text">
      <style:text-properties style:text-underline-style="none" officeooo:rsid="00138869"/>
    </style:style>
    <style:style style:name="T11" style:family="text">
      <style:text-properties style:text-underline-style="none" officeooo:rsid="0013bb2f"/>
    </style:style>
    <style:style style:name="T12" style:family="text">
      <style:text-properties style:text-underline-style="none" officeooo:rsid="0015d268"/>
    </style:style>
    <style:style style:name="T13" style:family="text">
      <style:text-properties style:text-underline-style="none" officeooo:rsid="0017d195"/>
    </style:style>
    <style:style style:name="T14" style:family="text">
      <style:text-properties style:text-underline-style="none" officeooo:rsid="00193710"/>
    </style:style>
    <style:style style:name="T15" style:family="text">
      <style:text-properties style:text-underline-style="none" officeooo:rsid="001a300e"/>
    </style:style>
    <style:style style:name="T16" style:family="text">
      <style:text-properties style:text-underline-style="none" officeooo:rsid="001c0c43"/>
    </style:style>
    <style:style style:name="T17" style:family="text">
      <style:text-properties style:text-underline-style="none" officeooo:rsid="001d55ba"/>
    </style:style>
    <style:style style:name="T18" style:family="text">
      <style:text-properties style:text-underline-style="none" officeooo:rsid="001de1ca"/>
    </style:style>
    <style:style style:name="T19" style:family="text">
      <style:text-properties style:text-underline-style="none" officeooo:rsid="001f4ed9"/>
    </style:style>
    <style:style style:name="T20" style:family="text">
      <style:text-properties style:text-underline-style="none" officeooo:rsid="0022e661"/>
    </style:style>
    <style:style style:name="T21" style:family="text">
      <style:text-properties style:text-underline-style="none" officeooo:rsid="00282bd1"/>
    </style:style>
    <style:style style:name="T22" style:family="text">
      <style:text-properties officeooo:rsid="000ed8df"/>
    </style:style>
    <style:style style:name="T23" style:family="text">
      <style:text-properties officeooo:rsid="00282bd1"/>
    </style:style>
    <style:style style:name="T24" style:family="text">
      <style:text-properties officeooo:rsid="0013b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<text:span text:style-name="T1">ime</text:span> L<text:span text:style-name="T1">og</text:span></text:p>
      <text:p text:style-name="P1"/>
      <text:p text:style-name="P16">Asigment 1</text:p>
      <text:p text:style-name="P2"/>
      <text:p text:style-name="P3">Date/Time:<text:span text:style-name="T2"> </text:span><text:span text:style-name="T3">2016-04-04</text:span></text:p>
      <text:p text:style-name="P3"/>
      <text:p text:style-name="P5">Activity description:<text:span text:style-name="T2"> </text:span><text:span text:style-name="T4">Read carefully </text:span><text:span text:style-name="T6">all </text:span><text:span text:style-name="T4">the instructions and make a quickly review of the provided code. </text:span><text:span text:style-name="T5">Install Virtual Box and Vagrant on my computer </text:span><text:span text:style-name="T6">and </text:span><text:span text:style-name="T18">run</text:span><text:span text:style-name="T6"> the provided structure. </text:span><text:span text:style-name="T8">I've also been reviewing and studying Java, </text:span><text:span text:style-name="T18">s</text:span><text:span text:style-name="T15">tarted this Time Log and start</text:span><text:span text:style-name="T18">ed</text:span><text:span text:style-name="T15"> to write the Vision document .</text:span></text:p>
      <text:p text:style-name="P3"/>
      <text:p text:style-name="P4">How I feel:<text:span text:style-name="T2"> </text:span><text:span text:style-name="T5">being challenged</text:span></text:p>
      <text:p text:style-name="P3"/>
      <text:p text:style-name="P3">Duration:<text:span text:style-name="T2"> </text:span><text:span text:style-name="T19">2</text:span><text:span text:style-name="T5"> hours</text:span></text:p>
      <text:p text:style-name="P3"/>
      <text:p text:style-name="P3">Value (high, medium, low, none):<text:span text:style-name="T2"> </text:span><text:span text:style-name="T6">medium</text:span></text:p>
      <text:p text:style-name="P12"/>
      <text:p text:style-name="P6">Date/Time:<text:span text:style-name="T2"> </text:span><text:span text:style-name="T3">2016-04-0</text:span><text:span text:style-name="T7">5</text:span></text:p>
      <text:p text:style-name="P6"/>
      <text:p text:style-name="P6">Activity description:<text:span text:style-name="T2"> </text:span><text:span text:style-name="T8">I started and finished Subtask A. </text:span><text:span text:style-name="T20">I</text:span><text:span text:style-name="T15"> also started to write the Project Plan </text:span><text:span text:style-name="T16">and Report</text:span><text:span text:style-name="T15">.</text:span></text:p>
      <text:p text:style-name="P6"/>
      <text:p text:style-name="P7">How I feel:<text:span text:style-name="T2"> </text:span><text:span text:style-name="T9">Tired</text:span></text:p>
      <text:p text:style-name="P6"/>
      <text:p text:style-name="P6">Duration:<text:span text:style-name="T2"> </text:span><text:span text:style-name="T19">3</text:span><text:span text:style-name="T5"> hours</text:span></text:p>
      <text:p text:style-name="P6"/>
      <text:p text:style-name="P6"><text:span text:style-name="T22">Value (high, medium, low, none):</text:span><text:span text:style-name="T6"> medium</text:span></text:p>
      <text:p text:style-name="P13"/>
      <text:p text:style-name="P9">Date/Time:<text:span text:style-name="T2"> </text:span><text:span text:style-name="T3">2016-04-0</text:span><text:span text:style-name="T10">6 </text:span><text:span text:style-name="T12">to </text:span><text:span text:style-name="T3">2016-04-0</text:span><text:span text:style-name="T12">8</text:span></text:p>
      <text:p text:style-name="P8"/>
      <text:p text:style-name="P10">Activity description:<text:span text:style-name="T2"> </text:span><text:span text:style-name="T8">I started and finished Subtask </text:span><text:span text:style-name="T10">B and C</text:span><text:span text:style-name="T8">. </text:span><text:span text:style-name="T13"><text:s/></text:span><text:span text:style-name="T17">I've been </text:span><text:span text:style-name="T20">learning about JSON objects and </text:span><text:span text:style-name="T17">writing reflections and documentation</text:span><text:span text:style-name="T20">s</text:span><text:span text:style-name="T17"> as well.</text:span></text:p>
      <text:p text:style-name="P8"/>
      <text:p text:style-name="P8">How I feel:<text:span text:style-name="T2"> </text:span><text:span text:style-name="T9">Tired </text:span><text:span text:style-name="T10">but positive</text:span></text:p>
      <text:p text:style-name="P8"/>
      <text:p text:style-name="P8">Duration:<text:span text:style-name="T2"> </text:span><text:span text:style-name="T19">5</text:span><text:span text:style-name="T5"> hours</text:span></text:p>
      <text:p text:style-name="P8"/>
      <text:p text:style-name="P8"><text:span text:style-name="T22">Value (high, medium, low, none):</text:span><text:span text:style-name="T6"> </text:span><text:span text:style-name="T11">high</text:span></text:p>
      <text:p text:style-name="P14"/>
      <text:p text:style-name="P11">Date/Time:<text:span text:style-name="T2"> </text:span><text:span text:style-name="T3">2016-04-</text:span><text:span text:style-name="T14">11</text:span></text:p>
      <text:p text:style-name="P11"/>
      <text:p text:style-name="P11">Activity description:<text:span text:style-name="T2"> </text:span><text:span text:style-name="T14">Completing and improving Project Plan, Vision, Report and Time Log files.</text:span></text:p>
      <text:p text:style-name="P11"/>
      <text:p text:style-name="P11">How I feel:<text:span text:style-name="T2"> </text:span><text:span text:style-name="T14">P</text:span><text:span text:style-name="T10">ositive</text:span></text:p>
      <text:p text:style-name="P11"/>
      <text:p text:style-name="P11">Duration:<text:span text:style-name="T2"> </text:span><text:span text:style-name="T19">1</text:span><text:span text:style-name="T5"> hours</text:span></text:p>
      <text:p text:style-name="P11"/>
      <text:p text:style-name="P11"><text:span text:style-name="T22">Value (high, medium, low, none):</text:span><text:span text:style-name="T6"> </text:span><text:span text:style-name="T11">high</text:span></text:p>
      <text:p text:style-name="P11"><text:span text:style-name="T11"/></text:p>
      <text:p text:style-name="P17"><text:span text:style-name="T24">Asigment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7:25:27.320279448</meta:creation-date>
    <dc:date>2016-04-10T19:22:36.783231210</dc:date>
    <meta:editing-duration>PT1H15M15S</meta:editing-duration>
    <meta:editing-cycles>34</meta:editing-cycles>
    <meta:generator>LibreOffice/5.0.5.2$Linux_X86_64 LibreOffice_project/00m0$Build-2</meta:generator>
    <meta:document-statistic meta:table-count="0" meta:image-count="0" meta:object-count="0" meta:page-count="1" meta:paragraph-count="23" meta:word-count="173" meta:character-count="1089" meta:non-whitespace-character-count="938"/>
  </office:meta>
</office:document-meta>
</file>